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Monospace" svg:font-family="Monospace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63cm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1"/>
    <style:style style:name="P11" style:family="paragraph" style:parent-style-name="Standard" style:list-style-name="L2">
      <style:text-properties fo:font-weight="normal" style:font-weight-asian="normal" style:font-weight-complex="normal"/>
    </style:style>
    <style:style style:name="P12" style:family="paragraph" style:parent-style-name="Standard" style:list-style-name="L2">
      <style:text-properties fo:font-weight="normal" style:font-weight-asian="normal" style:font-weight-complex="normal"/>
    </style:style>
    <style:style style:name="P13" style:family="paragraph" style:parent-style-name="Standard" style:list-style-name="L2">
      <style:text-properties fo:font-weight="normal" style:font-weight-asian="normal" style:font-weight-complex="normal"/>
    </style:style>
    <style:style style:name="P14" style:family="paragraph" style:parent-style-name="Standard" style:list-style-name="L2">
      <style:text-properties fo:font-weight="normal" style:font-weight-asian="normal" style:font-weight-complex="normal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00ff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-0.529cm" text:min-label-width="0.635cm"/>
      </text:list-level-style-number>
      <text:list-level-style-number text:level="2" text:style-name="Numbering_20_Symbols" style:num-suffix="." style:num-format="1">
        <style:list-level-properties text:space-before="0.741cm" text:min-label-width="0.635cm"/>
      </text:list-level-style-number>
      <text:list-level-style-number text:level="3" text:style-name="Numbering_20_Symbols" style:num-suffix="." style:num-format="1">
        <style:list-level-properties text:space-before="2.011cm" text:min-label-width="0.635cm"/>
      </text:list-level-style-number>
      <text:list-level-style-number text:level="4" text:style-name="Numbering_20_Symbols" style:num-suffix="." style:num-format="1">
        <style:list-level-properties text:space-before="3.281cm" text:min-label-width="0.635cm"/>
      </text:list-level-style-number>
      <text:list-level-style-number text:level="5" text:style-name="Numbering_20_Symbols" style:num-suffix="." style:num-format="1">
        <style:list-level-properties text:space-before="4.551cm" text:min-label-width="0.635cm"/>
      </text:list-level-style-number>
      <text:list-level-style-number text:level="6" text:style-name="Numbering_20_Symbols" style:num-suffix="." style:num-format="1">
        <style:list-level-properties text:space-before="5.821cm" text:min-label-width="0.635cm"/>
      </text:list-level-style-number>
      <text:list-level-style-number text:level="7" text:style-name="Numbering_20_Symbols" style:num-suffix="." style:num-format="1">
        <style:list-level-properties text:space-before="7.091cm" text:min-label-width="0.635cm"/>
      </text:list-level-style-number>
      <text:list-level-style-number text:level="8" text:style-name="Numbering_20_Symbols" style:num-suffix="." style:num-format="1">
        <style:list-level-properties text:space-before="8.361cm" text:min-label-width="0.635cm"/>
      </text:list-level-style-number>
      <text:list-level-style-number text:level="9" text:style-name="Numbering_20_Symbols" style:num-suffix="." style:num-format="1">
        <style:list-level-properties text:space-before="9.631cm" text:min-label-width="0.635cm"/>
      </text:list-level-style-number>
      <text:list-level-style-number text:level="10" text:style-name="Numbering_20_Symbols" style:num-suffix="." style:num-format="1">
        <style:list-level-properties text:space-before="10.901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  <text:p text:style-name="P2"><text:span text:style-name="T5">Dynamic UServ Implementation based on TAKE</text:span> </text:p>
      <text:p text:style-name="P2"/>
      <text:p text:style-name="P2">Jens Dietrich - <text:date style:data-style-name="N37" text:date-value="2007-11-07T21:38:28" text:fixed="true">07/11/07</text:date></text:p>
      <text:p text:style-name="Standard"/>
      <text:p text:style-name="P1"><text:span text:style-name="T3">This is an application implementing the UServ Rule Derby Scenario using TAKE. See </text:span><text:a xlink:type="simple" xlink:href="http://www.businessrulesforum.com/2005_Product_Derby.pdf"><text:span text:style-name="T4">http://www.businessrulesforum.com/2005_Product_Derby.pdf</text:span></text:a><text:span text:style-name="T3"> for a description of rules. This implementation is dynamic in the sense that the actual rules are compiled at runtime and can therefore be reloaded by the application. A static version of the UServ example is part of the standard TAKE distribution. A webstart enabled version of the static version can be launched by clicking on the link on the TAKE project homepage (</text:span><text:a xlink:type="simple" xlink:href="http://code.google.com/p/take/"><text:span text:style-name="T3">http://code.google.com/p/take/</text:span></text:a><text:span text:style-name="T3">). </text:span></text:p>
      <text:p text:style-name="Standard"/>
      <text:p text:style-name="P3">License</text:p>
      <text:p text:style-name="Standard"/>
      <text:p text:style-name="Standard">Apache License version 2.0</text:p>
      <text:p text:style-name="Standard"/>
      <text:p text:style-name="P3">Requirements</text:p>
      <text:p text:style-name="Standard"/>
      <text:list text:style-name="L1">
        <text:list-item>
          <text:p text:style-name="P4">Java version 1.6 (or better) is required. This can be checked by running the following command: </text:p>
          <text:p text:style-name="P4">“java -version”</text:p>
        </text:list-item>
        <text:list-item>
          <text:p text:style-name="P4">The JRE (Java runtime environment) is not sufficient, the full JDK (Java development kit) is required as the compiler is needed. </text:p>
        </text:list-item>
        <text:list-item>
          <text:p text:style-name="P4">This distribution contains the web application <text:span text:style-name="T1">server/DUILookup.war</text:span>. This application has to be deployed on a local Java web server (such as Tomcat) running on port 8080. The application will try to connect to this web service using the following URL:</text:p>
          <text:p text:style-name="P4"><text:a xlink:type="simple" xlink:href="http://localhost:8080/DUILookup/DUILookup"><text:span text:style-name="T2">http://localhost:8080/DUILookup/DUILookup</text:span></text:a></text:p>
          <text:p text:style-name="P4">You can check whether the web application is installed correctly by pointing your browser to this URL. You should see the word “false” in your browser window.</text:p>
          <text:p text:style-name="P4">If you want to change the URL, you must also change the value of the variable URL in example.nz.org.take.compiler.userv.main.DUIConvictionInfoSource and recompile the application. </text:p>
        </text:list-item>
      </text:list>
      <text:p text:style-name="Standard"/>
      <text:p text:style-name="Standard"/>
      <text:p text:style-name="P3">Starting the Application</text:p>
      <text:p text:style-name="Standard"/>
      <text:p text:style-name="Standard">The jar file in the root folder is executable. Alternatively, try executing the following command: </text:p>
      <text:p text:style-name="Standard"/>
      <text:p text:style-name="Standard">“java -jar userv-dynamic-&lt;version&gt;.jar” . Running the application from the console has the advantage that the log statements recording compilation, database and web service access are visible.</text:p>
      <text:p text:style-name="Standard"/>
      <text:p text:style-name="P3">Interesting Features</text:p>
      <text:p text:style-name="P3"/>
      <text:list text:style-name="L2">
        <text:list-item>
          <text:p text:style-name="P11">The application uses external fact stores accessing a web service (DUI Conviction Lookup)</text:p>
        </text:list-item>
        <text:list-item>
          <text:p text:style-name="P11"><text:soft-page-break/>The application uses external fact stores accessing a relational database (a list of risky locations is stored in a HSQL database located in <text:span text:style-name="T1">data/locations</text:span> and accessed using JDBC)</text:p>
        </text:list-item>
        <text:list-item>
          <text:p text:style-name="P11">The rules can be dynamically reloaded and are recompiled on the fly (there are two rule sets in <text:span text:style-name="T1">data/rules </text:span>to try this)</text:p>
        </text:list-item>
        <text:list-item>
          <text:p text:style-name="P11">The user interface supports semantic reflection, that is, the user can inspect the rules used to compute a result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Monospace" svg:font-family="Monospace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GB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Jens</meta:initial-creator>
    <meta:creation-date>2007-11-07T21:13:43</meta:creation-date>
    <dc:creator>Jens</dc:creator>
    <dc:date>2007-11-07T22:34:50</dc:date>
    <meta:editing-cycles>6</meta:editing-cycles>
    <meta:editing-duration>PT13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1" meta:word-count="366" meta:character-count="2351"/>
  </office:meta>
</office:document-meta>
</file>